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3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1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3">
            <text:p>違章建築拆除案件</text:p>
          </table:table-cell>
          <table:covered-table-cell table:number-columns-repeated="9"/>
          <table:table-cell table:number-columns-spanned="8" table:number-rows-spanned="1" table:style-name="ce6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0">
            <text:p>中華民國105年8月</text:p>
          </table:table-cell>
          <table:covered-table-cell table:number-columns-repeated="9"/>
          <table:table-cell office:value-type="string" table:number-columns-spanned="8" table:number-rows-spanned="1" table:style-name="ce68">
            <text:p><text:s text:c="8"/>August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1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2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1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2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3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8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9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9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9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9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0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3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9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3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3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1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3">
            <text:p>本年度累計至本月底</text:p>
            <text:p>移送法辦數</text:p>
          </table:table-cell>
          <table:table-cell office:value-type="string" table:number-columns-spanned="1" table:number-rows-spanned="2" table:style-name="ce82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0694" table:style-name="ce11">
            <text:p><text:s/>660,694<text:s/></text:p>
          </table:table-cell>
          <table:table-cell office:value-type="float" office:value="2388" table:style-name="ce12">
            <text:p><text:s/>2,388<text:s/></text:p>
          </table:table-cell>
          <table:table-cell office:value-type="float" office:value="41822" table:style-name="ce12">
            <text:p><text:s/>41,82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599803" table:style-name="ce12">
            <text:p><text:s/>599,80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916" table:style-name="ce12">
            <text:p><text:s/>916<text:s/></text:p>
          </table:table-cell>
          <table:table-cell office:value-type="float" office:value="16342" table:style-name="ce12">
            <text:p><text:s/>16,342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537" table:style-name="ce12">
            <text:p><text:s/>537<text:s/></text:p>
          </table:table-cell>
          <table:table-cell office:value-type="float" office:value="3649" table:style-name="ce12">
            <text:p><text:s/>3,649<text:s/></text:p>
          </table:table-cell>
          <table:table-cell office:value-type="float" office:value="2727" table:style-name="ce12">
            <text:p><text:s/>2,727<text:s/></text:p>
          </table:table-cell>
          <table:table-cell office:value-type="float" office:value="922" table:style-name="ce12">
            <text:p><text:s/>922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13" table:style-name="ce12">
            <text:p><text:s/>1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6691" table:style-name="ce11">
            <text:p><text:s/>206,691<text:s/></text:p>
          </table:table-cell>
          <table:table-cell office:value-type="float" office:value="1055" table:style-name="ce12">
            <text:p><text:s/>1,05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99004" table:style-name="ce12">
            <text:p><text:s/>199,00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61" table:style-name="ce12">
            <text:p><text:s/>761<text:s/></text:p>
          </table:table-cell>
          <table:table-cell office:value-type="float" office:value="6699" table:style-name="ce12">
            <text:p><text:s/>6,69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1087" table:style-name="ce12">
            <text:p><text:s/>1,087<text:s/></text:p>
          </table:table-cell>
          <table:table-cell office:value-type="float" office:value="988" table:style-name="ce12">
            <text:p><text:s/>988<text:s/></text:p>
          </table:table-cell>
          <table:table-cell office:value-type="float" office:value="99" table:style-name="ce12">
            <text:p><text:s/>9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5104" table:style-name="ce11">
            <text:p><text:s/>85,104<text:s/></text:p>
          </table:table-cell>
          <table:table-cell office:value-type="float" office:value="381" table:style-name="ce12">
            <text:p><text:s/>381<text:s/></text:p>
          </table:table-cell>
          <table:table-cell office:value-type="float" office:value="6562" table:style-name="ce12">
            <text:p><text:s/>6,56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77137" table:style-name="ce12">
            <text:p><text:s/>77,13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1157" table:style-name="ce12">
            <text:p><text:s/>1,15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89" table:style-name="ce12">
            <text:p><text:s/>89<text:s/></text:p>
          </table:table-cell>
          <table:table-cell office:value-type="float" office:value="491" table:style-name="ce12">
            <text:p><text:s/>491<text:s/></text:p>
          </table:table-cell>
          <table:table-cell office:value-type="float" office:value="248" table:style-name="ce12">
            <text:p><text:s/>248<text:s/></text:p>
          </table:table-cell>
          <table:table-cell office:value-type="float" office:value="243" table:style-name="ce12">
            <text:p><text:s/>243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4506" table:style-name="ce11">
            <text:p><text:s/>54,506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734" table:style-name="ce12">
            <text:p><text:s/>73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50669" table:style-name="ce12">
            <text:p><text:s/>50,66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675" table:style-name="ce12">
            <text:p><text:s/>2,675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428" table:style-name="ce12">
            <text:p><text:s/>428<text:s/></text:p>
          </table:table-cell>
          <table:table-cell office:value-type="float" office:value="428" table:style-name="ce12">
            <text:p><text:s/>42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0894" table:style-name="ce11">
            <text:p><text:s/>70,894<text:s/></text:p>
          </table:table-cell>
          <table:table-cell office:value-type="float" office:value="463" table:style-name="ce12">
            <text:p><text:s/>463<text:s/></text:p>
          </table:table-cell>
          <table:table-cell office:value-type="float" office:value="19397" table:style-name="ce12">
            <text:p><text:s/>19,397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49816" table:style-name="ce12">
            <text:p><text:s/>49,816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423" table:style-name="ce12">
            <text:p><text:s/>1,423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637" table:style-name="ce12">
            <text:p><text:s/>637<text:s/></text:p>
          </table:table-cell>
          <table:table-cell office:value-type="float" office:value="258" table:style-name="ce12">
            <text:p><text:s/>258<text:s/></text:p>
          </table:table-cell>
          <table:table-cell office:value-type="float" office:value="379" table:style-name="ce12">
            <text:p><text:s/>379<text:s/></text:p>
          </table:table-cell>
          <table:table-cell office:value-type="float" office:value="3" table:style-name="ce12">
            <text:p><text:s/>3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888" table:style-name="ce11">
            <text:p><text:s/>26,88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609" table:style-name="ce12">
            <text:p><text:s/>3,60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2023" table:style-name="ce12">
            <text:p><text:s/>22,023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080" table:style-name="ce12">
            <text:p><text:s/>1,080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95" table:style-name="ce12">
            <text:p><text:s/>195<text:s/></text:p>
          </table:table-cell>
          <table:table-cell office:value-type="float" office:value="176" table:style-name="ce12">
            <text:p><text:s/>176<text:s/></text:p>
          </table:table-cell>
          <table:table-cell office:value-type="float" office:value="19" table:style-name="ce12">
            <text:p><text:s/>1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148" table:style-name="ce11">
            <text:p><text:s/>122,148<text:s/></text:p>
          </table:table-cell>
          <table:table-cell office:value-type="float" office:value="261" table:style-name="ce12">
            <text:p><text:s/>261<text:s/></text:p>
          </table:table-cell>
          <table:table-cell office:value-type="float" office:value="169" table:style-name="ce12">
            <text:p><text:s/>16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21154" table:style-name="ce12">
            <text:p><text:s/>121,15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614" table:style-name="ce12">
            <text:p><text:s/>61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19" table:style-name="ce12">
            <text:p><text:s/>119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211" table:style-name="ce12">
            <text:p><text:s/>211<text:s/></text:p>
          </table:table-cell>
          <table:table-cell office:value-type="float" office:value="106" table:style-name="ce12">
            <text:p><text:s/>10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1212" table:style-name="ce11">
            <text:p><text:s/>91,212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10870" table:style-name="ce12">
            <text:p><text:s/>10,87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7313" table:style-name="ce12">
            <text:p><text:s/>77,31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51" table:style-name="ce12">
            <text:p><text:s/>51<text:s/></text:p>
          </table:table-cell>
          <table:table-cell office:value-type="float" office:value="2625" table:style-name="ce12">
            <text:p><text:s/>2,62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1" table:style-name="ce12">
            <text:p><text:s/>41<text:s/></text:p>
          </table:table-cell>
          <table:table-cell office:value-type="float" office:value="480" table:style-name="ce12">
            <text:p><text:s/>480<text:s/></text:p>
          </table:table-cell>
          <table:table-cell office:value-type="float" office:value="404" table:style-name="ce12">
            <text:p><text:s/>404<text:s/></text:p>
          </table:table-cell>
          <table:table-cell office:value-type="float" office:value="76" table:style-name="ce12">
            <text:p><text:s/>76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414" table:style-name="ce13">
            <text:p><text:s/>3,414<text:s/></text:p>
          </table:table-cell>
          <table:table-cell office:value-type="float" office:value="20" table:style-name="ce14">
            <text:p><text:s/>20<text:s/></text:p>
          </table:table-cell>
          <table:table-cell office:value-type="float" office:value="1651" table:style-name="ce14">
            <text:p><text:s/>1,65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453" table:style-name="ce14">
            <text:p><text:s/>1,453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64" table:style-name="ce14">
            <text:p><text:s/>264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4" table:style-name="ce14">
            <text:p><text:s/>4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022" table:style-name="ce13">
            <text:p><text:s/>7,022<text:s/></text:p>
          </table:table-cell>
          <table:table-cell office:value-type="float" office:value="34" table:style-name="ce14">
            <text:p><text:s/>34<text:s/></text:p>
          </table:table-cell>
          <table:table-cell office:value-type="float" office:value="1108" table:style-name="ce14">
            <text:p><text:s/>1,108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5199" table:style-name="ce14">
            <text:p><text:s/>5,199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31" table:style-name="ce14">
            <text:p><text:s/>31<text:s/></text:p>
          </table:table-cell>
          <table:table-cell office:value-type="float" office:value="643" table:style-name="ce14">
            <text:p><text:s/>643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72" table:style-name="ce14">
            <text:p><text:s/>72<text:s/></text:p>
          </table:table-cell>
          <table:table-cell office:value-type="float" office:value="72" table:style-name="ce14">
            <text:p><text:s/>7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84" table:style-name="ce13">
            <text:p><text:s/>2,684<text:s/></text:p>
          </table:table-cell>
          <table:table-cell office:value-type="float" office:value="6" table:style-name="ce14">
            <text:p><text:s/>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608" table:style-name="ce14">
            <text:p><text:s/>2,608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9" table:style-name="ce14">
            <text:p><text:s/>59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6815" table:style-name="ce13">
            <text:p><text:s/>6,815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239" table:style-name="ce14">
            <text:p><text:s/>239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468" table:style-name="ce14">
            <text:p><text:s/>6,468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32" table:style-name="ce14">
            <text:p><text:s/>3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61" table:style-name="ce14">
            <text:p><text:s/>61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18" table:style-name="ce14">
            <text:p><text:s/>18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286" table:style-name="ce13">
            <text:p><text:s/>2,286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06" table:style-name="ce14">
            <text:p><text:s/>10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001" table:style-name="ce14">
            <text:p><text:s/>2,001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52" table:style-name="ce14">
            <text:p><text:s/>152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005" table:style-name="ce13">
            <text:p><text:s/>3,00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2101" table:style-name="ce14">
            <text:p><text:s/>2,101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736" table:style-name="ce14">
            <text:p><text:s/>73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33" table:style-name="ce14">
            <text:p><text:s/>13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1" table:style-name="ce12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780" table:style-name="ce13">
            <text:p><text:s/>3,780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357" table:style-name="ce14">
            <text:p><text:s/>357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175" table:style-name="ce14">
            <text:p><text:s/>3,17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09" table:style-name="ce14">
            <text:p><text:s/>209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39" table:style-name="ce14">
            <text:p><text:s/>39<text:s/></text:p>
          </table:table-cell>
          <table:table-cell office:value-type="float" office:value="39" table:style-name="ce14">
            <text:p><text:s/>39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186" table:style-name="ce13">
            <text:p><text:s/>14,186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855" table:style-name="ce14">
            <text:p><text:s/>85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2917" table:style-name="ce14">
            <text:p><text:s/>12,917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86" table:style-name="ce14">
            <text:p><text:s/>386<text:s/></text:p>
          </table:table-cell>
          <table:table-cell office:value-type="float" office:value="1" table:style-name="ce14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54" table:style-name="ce14">
            <text:p><text:s/>54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6" table:style-name="ce14">
            <text:p><text:s/>2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126" table:style-name="ce13">
            <text:p><text:s/>1,126<text:s/></text:p>
          </table:table-cell>
          <table:table-cell office:value-type="float" office:value="6" table:style-name="ce12">
            <text:p><text:s/>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070" table:style-name="ce14">
            <text:p><text:s/>1,07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10" table:style-name="ce13">
            <text:p><text:s/>2,810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792" table:style-name="ce14">
            <text:p><text:s/>2,792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1" table:style-name="ce14">
            <text:p><text:s/>1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21" table:style-name="ce13">
            <text:p><text:s/>21<text:s/></text:p>
          </table:table-cell>
          <table:table-cell office:value-type="float" office:value="6" table:style-name="ce12">
            <text:p><text:s/>6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5" table:style-name="ce14">
            <text:p><text:s/>5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2" table:style-name="ce12">
            <text:p><text:s/>12<text:s/></text:p>
          </table:table-cell>
          <table:table-cell office:value-type="float" office:value="12" table:style-name="ce12">
            <text:p><text:s/>1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175" table:style-name="ce13">
            <text:p><text:s/>18,175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932" table:style-name="ce14">
            <text:p><text:s/>932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7075" table:style-name="ce14">
            <text:p><text:s/>17,075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60" table:style-name="ce14">
            <text:p><text:s/>160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18" table:style-name="ce14">
            <text:p><text:s/>18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484" table:style-name="ce13">
            <text:p><text:s/>9,484<text:s/></text:p>
          </table:table-cell>
          <table:table-cell office:value-type="float" office:value="3" table:style-name="ce14">
            <text:p><text:s/>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8969" table:style-name="ce14">
            <text:p><text:s/>8,969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453" table:style-name="ce14">
            <text:p><text:s/>453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04" table:style-name="ce13">
            <text:p><text:s/>16,404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521" table:style-name="ce14">
            <text:p><text:s/>3,52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12845" table:style-name="ce14">
            <text:p><text:s/>12,845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35" table:style-name="ce14">
            <text:p><text:s/>35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251" table:style-name="ce11">
            <text:p><text:s/>3,25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687" table:style-name="ce12">
            <text:p><text:s/>2,687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9" table:style-name="ce12">
            <text:p><text:s/>69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4" table:style-name="ce12">
            <text:p><text:s/>14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2">
            <text:p><text:s/>2<text:s/>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73" table:style-name="ce13">
            <text:p><text:s/>2,673<text:s/></text:p>
          </table:table-cell>
          <table:table-cell office:value-type="float" office:value="1" table:style-name="ce12">
            <text:p><text:s/>1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2596" table:style-name="ce14">
            <text:p><text:s/>2,596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65" table:style-name="ce14">
            <text:p><text:s/>65<text:s/></text:p>
          </table:table-cell>
          <table:table-cell office:value-type="string" table:style-name="ce14">
            <text:p><text:s text:c="9"/>－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12" table:style-name="ce14">
            <text:p><text:s/>12<text:s/>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string" table:style-name="ce12">
            <text:p><text:s text:c="9"/>－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8" table:style-name="ce13">
            <text:p><text:s/>578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481" table:style-name="ce14">
            <text:p><text:s/>48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91" table:style-name="ce14">
            <text:p><text:s/>91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4">
            <text:p><text:s text:c="9"/>－</text:p>
          </table:table-cell>
          <table:table-cell office:value-type="float" office:value="4" table:style-name="ce14">
            <text:p><text:s/>4<text:s/></text:p>
          </table:table-cell>
          <table:table-cell office:value-type="string" table:style-name="ce14">
            <text:p><text:s text:c="9"/>－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string" table:style-name="ce12">
            <text:p><text:s text:c="9"/>－</text:p>
          </table:table-cell>
          <table:table-cell office:value-type="float" office:value="2" table:style-name="ce14">
            <text:p><text:s/>2<text:s/></text:p>
          </table:table-cell>
          <table:table-cell office:value-type="string" table:style-name="ce14">
            <text:p><text:s text:c="9"/>－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6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3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9-29T09:54:00Z</dc:date>
    <meta:print-date>2016-05-30T02:21:08Z</meta:print-date>
  </office:meta>
</office:document-meta>
</file>